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88.47pt" svg:height="331pt" svg:x="210.42pt" svg:y="104.66pt">
            <loext:p draw:notify-on-update-of-ranges="Sheet1.A4:Sheet1.A4 Sheet1.A5:Sheet1.A9 Sheet1.B4:Sheet1.B4 Sheet1.B5:Sheet1.B9 Sheet1.A4:Sheet1.A4 Sheet1.A5:Sheet1.A9 Sheet1.C4:Sheet1.C4 Sheet1.C5:Sheet1.C9 Sheet1.A4:Sheet1.A4 Sheet1.A5:Sheet1.A9 Sheet1.D4:Sheet1.D4 Sheet1.D5:Sheet1.D9 Sheet1.A4:Sheet1.A4 Sheet1.A5:Sheet1.A9 Sheet1.E4:Sheet1.E4 Sheet1.E5:Sheet1.E9 Sheet1.A4:Sheet1.A4 Sheet1.A5:Sheet1.A9 Sheet1.F4:Sheet1.F4 Sheet1.F5:Sheet1.F9 Sheet1.A4:Sheet1.A4 Sheet1.A5:Sheet1.A9 Sheet1.G4:Sheet1.G4 Sheet1.G5:Sheet1.G9 Sheet1.A4:Sheet1.A4 Sheet1.A5:Sheet1.A9 Sheet1.H4:Sheet1.H4 Sheet1.H5:Sheet1.H9 Sheet1.A4:Sheet1.A4 Sheet1.A5:Sheet1.A9 Sheet1.I4:Sheet1.I4 Sheet1.I5:Sheet1.I9 Sheet1.A4:Sheet1.A4 Sheet1.A5:Sheet1.A9 Sheet1.J4:Sheet1.J4 Sheet1.J5:Sheet1.J9 Sheet1.A4:Sheet1.A4 Sheet1.A5:Sheet1.A9 Sheet1.K4:Sheet1.K4 Sheet1.K5:Sheet1.K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C4.5 Diagonal</text:p>
          </table:table-cell>
          <table:table-cell office:value-type="string" calcext:value-type="string">
            <text:p>C4.5 Paralelo</text:p>
          </table:table-cell>
          <table:table-cell office:value-type="string" calcext:value-type="string">
            <text:p>ANN Diagonal</text:p>
          </table:table-cell>
          <table:table-cell office:value-type="string" calcext:value-type="string">
            <text:p>ANN Paralelo</text:p>
          </table:table-cell>
          <table:table-cell office:value-type="string" calcext:value-type="string">
            <text:p>NB Diagonal</text:p>
          </table:table-cell>
          <table:table-cell office:value-type="string" calcext:value-type="string">
            <text:p>NB Paralelo</text:p>
          </table:table-cell>
          <table:table-cell office:value-type="string" calcext:value-type="string">
            <text:p>1NN Diagonal</text:p>
          </table:table-cell>
          <table:table-cell office:value-type="string" calcext:value-type="string">
            <text:p>1NN Paralelo</text:p>
          </table:table-cell>
          <table:table-cell office:value-type="string" calcext:value-type="string">
            <text:p>80NN Diagonal</text:p>
          </table:table-cell>
          <table:table-cell office:value-type="string" calcext:value-type="string">
            <text:p>80NN Parale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295" calcext:value-type="float">
            <text:p>13.295</text:p>
          </table:table-cell>
          <table:table-cell office:value-type="float" office:value="10.83" calcext:value-type="float">
            <text:p>10.83</text:p>
          </table:table-cell>
          <table:table-cell office:value-type="float" office:value="10.969" calcext:value-type="float">
            <text:p>10.969</text:p>
          </table:table-cell>
          <table:table-cell office:value-type="float" office:value="10.5505" calcext:value-type="float">
            <text:p>10.5505</text:p>
          </table:table-cell>
          <table:table-cell office:value-type="float" office:value="10.4935" calcext:value-type="float">
            <text:p>10.4935</text:p>
          </table:table-cell>
          <table:table-cell office:value-type="float" office:value="10.43" calcext:value-type="float">
            <text:p>10.43</text:p>
          </table:table-cell>
          <table:table-cell office:value-type="float" office:value="15.724" calcext:value-type="float">
            <text:p>15.724</text:p>
          </table:table-cell>
          <table:table-cell office:value-type="float" office:value="15.4235" calcext:value-type="float">
            <text:p>15.4235</text:p>
          </table:table-cell>
          <table:table-cell office:value-type="float" office:value="10.473" calcext:value-type="float">
            <text:p>10.473</text:p>
          </table:table-cell>
          <table:table-cell office:value-type="float" office:value="10.6465" calcext:value-type="float">
            <text:p>10.64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045" calcext:value-type="float">
            <text:p>17.045</text:p>
          </table:table-cell>
          <table:table-cell office:value-type="float" office:value="10.775" calcext:value-type="float">
            <text:p>10.775</text:p>
          </table:table-cell>
          <table:table-cell office:value-type="float" office:value="11.2985" calcext:value-type="float">
            <text:p>11.2985</text:p>
          </table:table-cell>
          <table:table-cell office:value-type="float" office:value="10.2325" calcext:value-type="float">
            <text:p>10.2325</text:p>
          </table:table-cell>
          <table:table-cell office:value-type="float" office:value="10.45684" calcext:value-type="float">
            <text:p>10.45684</text:p>
          </table:table-cell>
          <table:table-cell office:value-type="float" office:value="10.047" calcext:value-type="float">
            <text:p>10.047</text:p>
          </table:table-cell>
          <table:table-cell office:value-type="float" office:value="16.2645" calcext:value-type="float">
            <text:p>16.2645</text:p>
          </table:table-cell>
          <table:table-cell office:value-type="float" office:value="15.6915" calcext:value-type="float">
            <text:p>15.6915</text:p>
          </table:table-cell>
          <table:table-cell office:value-type="float" office:value="10.6245" calcext:value-type="float">
            <text:p>10.6245</text:p>
          </table:table-cell>
          <table:table-cell office:value-type="float" office:value="10.2765" calcext:value-type="float">
            <text:p>10.27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345" calcext:value-type="float">
            <text:p>22.345</text:p>
          </table:table-cell>
          <table:table-cell office:value-type="float" office:value="11.515" calcext:value-type="float">
            <text:p>11.515</text:p>
          </table:table-cell>
          <table:table-cell office:value-type="float" office:value="11.1715" calcext:value-type="float">
            <text:p>11.1715</text:p>
          </table:table-cell>
          <table:table-cell office:value-type="float" office:value="10.9635" calcext:value-type="float">
            <text:p>10.9635</text:p>
          </table:table-cell>
          <table:table-cell office:value-type="float" office:value="9.851579" calcext:value-type="float">
            <text:p>9.851579</text:p>
          </table:table-cell>
          <table:table-cell office:value-type="float" office:value="10.3875" calcext:value-type="float">
            <text:p>10.3875</text:p>
          </table:table-cell>
          <table:table-cell office:value-type="float" office:value="16.9635" calcext:value-type="float">
            <text:p>16.9635</text:p>
          </table:table-cell>
          <table:table-cell office:value-type="float" office:value="17.819" calcext:value-type="float">
            <text:p>17.819</text:p>
          </table:table-cell>
          <table:table-cell office:value-type="float" office:value="10.26" calcext:value-type="float">
            <text:p>10.26</text:p>
          </table:table-cell>
          <table:table-cell office:value-type="float" office:value="10.645" calcext:value-type="float">
            <text:p>10.6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535" calcext:value-type="float">
            <text:p>28.535</text:p>
          </table:table-cell>
          <table:table-cell office:value-type="float" office:value="13.345" calcext:value-type="float">
            <text:p>13.345</text:p>
          </table:table-cell>
          <table:table-cell office:value-type="float" office:value="16.7345" calcext:value-type="float">
            <text:p>16.7345</text:p>
          </table:table-cell>
          <table:table-cell office:value-type="float" office:value="12.035" calcext:value-type="float">
            <text:p>12.035</text:p>
          </table:table-cell>
          <table:table-cell office:value-type="float" office:value="11.10526" calcext:value-type="float">
            <text:p>11.10526</text:p>
          </table:table-cell>
          <table:table-cell office:value-type="float" office:value="11.0245" calcext:value-type="float">
            <text:p>11.0245</text:p>
          </table:table-cell>
          <table:table-cell office:value-type="float" office:value="22.134" calcext:value-type="float">
            <text:p>22.134</text:p>
          </table:table-cell>
          <table:table-cell office:value-type="float" office:value="21.732" calcext:value-type="float">
            <text:p>21.732</text:p>
          </table:table-cell>
          <table:table-cell office:value-type="float" office:value="12.032" calcext:value-type="float">
            <text:p>12.032</text:p>
          </table:table-cell>
          <table:table-cell office:value-type="float" office:value="11.3005" calcext:value-type="float">
            <text:p>11.30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.275" calcext:value-type="float">
            <text:p>34.275</text:p>
          </table:table-cell>
          <table:table-cell office:value-type="float" office:value="14.045" calcext:value-type="float">
            <text:p>14.045</text:p>
          </table:table-cell>
          <table:table-cell office:value-type="float" office:value="17.412" calcext:value-type="float">
            <text:p>17.412</text:p>
          </table:table-cell>
          <table:table-cell office:value-type="float" office:value="14.339" calcext:value-type="float">
            <text:p>14.339</text:p>
          </table:table-cell>
          <table:table-cell office:value-type="float" office:value="11.74" calcext:value-type="float">
            <text:p>11.74</text:p>
          </table:table-cell>
          <table:table-cell office:value-type="float" office:value="11.2915" calcext:value-type="float">
            <text:p>11.2915</text:p>
          </table:table-cell>
          <table:table-cell office:value-type="float" office:value="26.7135" calcext:value-type="float">
            <text:p>26.7135</text:p>
          </table:table-cell>
          <table:table-cell office:value-type="float" office:value="25.577" calcext:value-type="float">
            <text:p>25.577</text:p>
          </table:table-cell>
          <table:table-cell office:value-type="float" office:value="13.158" calcext:value-type="float">
            <text:p>13.158</text:p>
          </table:table-cell>
          <table:table-cell office:value-type="float" office:value="12.9825" calcext:value-type="float">
            <text:p>12.9825</text:p>
          </table:table-cell>
        </table:table-row>
      </table:table>
      <table:table table:name="Vecinos" table:style-name="ta1">
        <table:table-column table:style-name="co1" table:number-columns-repeated="1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1" office:value-type="string" calcext:value-type="string">
            <text:p>Test</text:p>
          </table:table-cell>
        </table:table-row>
        <table:table-row table:style-name="ro1">
          <table:table-cell office:value-type="float" office:value="15.724" calcext:value-type="float">
            <text:p>15.724</text:p>
          </table:table-cell>
          <table:table-cell office:value-type="float" office:value="15.4115" calcext:value-type="float">
            <text:p>15.4115</text:p>
          </table:table-cell>
          <table:table-cell office:value-type="float" office:value="11.7895" calcext:value-type="float">
            <text:p>11.7895</text:p>
          </table:table-cell>
          <table:table-cell office:value-type="float" office:value="11.3495" calcext:value-type="float">
            <text:p>11.3495</text:p>
          </table:table-cell>
          <table:table-cell office:value-type="float" office:value="10.9925" calcext:value-type="float">
            <text:p>10.9925</text:p>
          </table:table-cell>
          <table:table-cell office:value-type="float" office:value="10.626" calcext:value-type="float">
            <text:p>10.626</text:p>
          </table:table-cell>
          <table:table-cell office:value-type="float" office:value="10.606" calcext:value-type="float">
            <text:p>10.606</text:p>
          </table:table-cell>
          <table:table-cell office:value-type="float" office:value="10.473" calcext:value-type="float">
            <text:p>10.473</text:p>
          </table:table-cell>
          <table:table-cell office:value-type="float" office:value="10.5655" calcext:value-type="float">
            <text:p>10.5655</text:p>
          </table:table-cell>
          <table:table-cell office:value-type="float" office:value="10.536" calcext:value-type="float">
            <text:p>10.536</text:p>
          </table:table-cell>
          <table:table-cell office:value-type="float" office:value="10.8865" calcext:value-type="float">
            <text:p>10.8865</text:p>
          </table:table-cell>
        </table:table-row>
        <table:table-row table:style-name="ro1">
          <table:table-cell office:value-type="float" office:value="16.2645" calcext:value-type="float">
            <text:p>16.2645</text:p>
          </table:table-cell>
          <table:table-cell office:value-type="float" office:value="16.3845" calcext:value-type="float">
            <text:p>16.3845</text:p>
          </table:table-cell>
          <table:table-cell office:value-type="float" office:value="12.2095" calcext:value-type="float">
            <text:p>12.2095</text:p>
          </table:table-cell>
          <table:table-cell office:value-type="float" office:value="11.655" calcext:value-type="float">
            <text:p>11.655</text:p>
          </table:table-cell>
          <table:table-cell office:value-type="float" office:value="11.1815" calcext:value-type="float">
            <text:p>11.1815</text:p>
          </table:table-cell>
          <table:table-cell office:value-type="float" office:value="10.842" calcext:value-type="float">
            <text:p>10.842</text:p>
          </table:table-cell>
          <table:table-cell office:value-type="float" office:value="10.6575" calcext:value-type="float">
            <text:p>10.6575</text:p>
          </table:table-cell>
          <table:table-cell office:value-type="float" office:value="10.6245" calcext:value-type="float">
            <text:p>10.6245</text:p>
          </table:table-cell>
          <table:table-cell office:value-type="float" office:value="10.651" calcext:value-type="float">
            <text:p>10.651</text:p>
          </table:table-cell>
          <table:table-cell office:value-type="float" office:value="10.5475" calcext:value-type="float">
            <text:p>10.5475</text:p>
          </table:table-cell>
          <table:table-cell office:value-type="float" office:value="10.9815" calcext:value-type="float">
            <text:p>10.9815</text:p>
          </table:table-cell>
        </table:table-row>
        <table:table-row table:style-name="ro1">
          <table:table-cell office:value-type="float" office:value="16.9635" calcext:value-type="float">
            <text:p>16.9635</text:p>
          </table:table-cell>
          <table:table-cell office:value-type="float" office:value="17.112" calcext:value-type="float">
            <text:p>17.112</text:p>
          </table:table-cell>
          <table:table-cell office:value-type="float" office:value="12.7015" calcext:value-type="float">
            <text:p>12.7015</text:p>
          </table:table-cell>
          <table:table-cell office:value-type="float" office:value="11.661" calcext:value-type="float">
            <text:p>11.661</text:p>
          </table:table-cell>
          <table:table-cell office:value-type="float" office:value="11.019" calcext:value-type="float">
            <text:p>11.019</text:p>
          </table:table-cell>
          <table:table-cell office:value-type="float" office:value="10.523" calcext:value-type="float">
            <text:p>10.523</text:p>
          </table:table-cell>
          <table:table-cell office:value-type="float" office:value="10.2595" calcext:value-type="float">
            <text:p>10.2595</text:p>
          </table:table-cell>
          <table:table-cell office:value-type="float" office:value="10.26" calcext:value-type="float">
            <text:p>10.26</text:p>
          </table:table-cell>
          <table:table-cell office:value-type="float" office:value="10.2555" calcext:value-type="float">
            <text:p>10.2555</text:p>
          </table:table-cell>
          <table:table-cell office:value-type="float" office:value="10.255" calcext:value-type="float">
            <text:p>10.255</text:p>
          </table:table-cell>
          <table:table-cell office:value-type="float" office:value="10.9175" calcext:value-type="float">
            <text:p>10.9175</text:p>
          </table:table-cell>
        </table:table-row>
        <table:table-row table:style-name="ro1">
          <table:table-cell office:value-type="float" office:value="22.134" calcext:value-type="float">
            <text:p>22.134</text:p>
          </table:table-cell>
          <table:table-cell office:value-type="float" office:value="22.112" calcext:value-type="float">
            <text:p>22.112</text:p>
          </table:table-cell>
          <table:table-cell office:value-type="float" office:value="15.9755" calcext:value-type="float">
            <text:p>15.9755</text:p>
          </table:table-cell>
          <table:table-cell office:value-type="float" office:value="14.475" calcext:value-type="float">
            <text:p>14.475</text:p>
          </table:table-cell>
          <table:table-cell office:value-type="float" office:value="13.483" calcext:value-type="float">
            <text:p>13.483</text:p>
          </table:table-cell>
          <table:table-cell office:value-type="float" office:value="12.4275" calcext:value-type="float">
            <text:p>12.4275</text:p>
          </table:table-cell>
          <table:table-cell office:value-type="float" office:value="12.0155" calcext:value-type="float">
            <text:p>12.0155</text:p>
          </table:table-cell>
          <table:table-cell office:value-type="float" office:value="12.032" calcext:value-type="float">
            <text:p>12.032</text:p>
          </table:table-cell>
          <table:table-cell office:value-type="float" office:value="11.5575" calcext:value-type="float">
            <text:p>11.5575</text:p>
          </table:table-cell>
          <table:table-cell office:value-type="float" office:value="11.8755" calcext:value-type="float">
            <text:p>11.8755</text:p>
          </table:table-cell>
          <table:table-cell office:value-type="float" office:value="12.8075" calcext:value-type="float">
            <text:p>12.8075</text:p>
          </table:table-cell>
        </table:table-row>
        <table:table-row table:style-name="ro1">
          <table:table-cell office:value-type="float" office:value="26.7135" calcext:value-type="float">
            <text:p>26.7135</text:p>
          </table:table-cell>
          <table:table-cell office:value-type="float" office:value="26.6365" calcext:value-type="float">
            <text:p>26.6365</text:p>
          </table:table-cell>
          <table:table-cell office:value-type="float" office:value="19.436" calcext:value-type="float">
            <text:p>19.436</text:p>
          </table:table-cell>
          <table:table-cell office:value-type="float" office:value="17.4745" calcext:value-type="float">
            <text:p>17.4745</text:p>
          </table:table-cell>
          <table:table-cell office:value-type="float" office:value="15.5405" calcext:value-type="float">
            <text:p>15.5405</text:p>
          </table:table-cell>
          <table:table-cell office:value-type="float" office:value="13.928" calcext:value-type="float">
            <text:p>13.928</text:p>
          </table:table-cell>
          <table:table-cell office:value-type="float" office:value="13.324" calcext:value-type="float">
            <text:p>13.324</text:p>
          </table:table-cell>
          <table:table-cell office:value-type="float" office:value="13.158" calcext:value-type="float">
            <text:p>13.158</text:p>
          </table:table-cell>
          <table:table-cell office:value-type="float" office:value="13.004" calcext:value-type="float">
            <text:p>13.004</text:p>
          </table:table-cell>
          <table:table-cell office:value-type="float" office:value="13.0485" calcext:value-type="float">
            <text:p>13.0485</text:p>
          </table:table-cell>
          <table:table-cell office:value-type="float" office:value="14.3075" calcext:value-type="float">
            <text:p>14.3075</text:p>
          </table:table-cell>
        </table:table-row>
        <table:table-row table:style-name="ro1">
          <table:table-cell table:number-columns-repeated="11" office:value-type="string" calcext:value-type="string">
            <text:p>Validación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15.5" calcext:value-type="float">
            <text:p>15.5</text:p>
          </table:table-cell>
          <table:table-cell office:value-type="float" office:value="11.5" calcext:value-type="float">
            <text:p>11.5</text:p>
          </table:table-cell>
          <table:table-cell office:value-type="float" office:value="10.25" calcext:value-type="float">
            <text:p>10.25</text:p>
          </table:table-cell>
          <table:table-cell office:value-type="float" office:value="11.41667" calcext:value-type="float">
            <text:p>11.41667</text:p>
          </table:table-cell>
          <table:table-cell office:value-type="float" office:value="10.5" calcext:value-type="float">
            <text:p>10.5</text:p>
          </table:table-cell>
          <table:table-cell office:value-type="float" office:value="10.83333" calcext:value-type="float">
            <text:p>10.83333</text:p>
          </table:table-cell>
          <table:table-cell table:style-name="ce2" office:value-type="float" office:value="9.583333" calcext:value-type="float">
            <text:p>9.583333</text:p>
          </table:table-cell>
          <table:table-cell office:value-type="float" office:value="10.5" calcext:value-type="float">
            <text:p>10.5</text:p>
          </table:table-cell>
          <table:table-cell office:value-type="float" office:value="10.16667" calcext:value-type="float">
            <text:p>10.16667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4.16667" calcext:value-type="float">
            <text:p>14.16667</text:p>
          </table:table-cell>
          <table:table-cell office:value-type="float" office:value="15" calcext:value-type="float">
            <text:p>15</text:p>
          </table:table-cell>
          <table:table-cell office:value-type="float" office:value="14.33333" calcext:value-type="float">
            <text:p>14.33333</text:p>
          </table:table-cell>
          <table:table-cell office:value-type="float" office:value="11.66667" calcext:value-type="float">
            <text:p>11.66667</text:p>
          </table:table-cell>
          <table:table-cell office:value-type="float" office:value="11.25" calcext:value-type="float">
            <text:p>11.25</text:p>
          </table:table-cell>
          <table:table-cell table:number-columns-repeated="2" office:value-type="float" office:value="12.33333" calcext:value-type="float">
            <text:p>12.33333</text:p>
          </table:table-cell>
          <table:table-cell office:value-type="float" office:value="10.75" calcext:value-type="float">
            <text:p>10.75</text:p>
          </table:table-cell>
          <table:table-cell office:value-type="float" office:value="10.83333" calcext:value-type="float">
            <text:p>10.83333</text:p>
          </table:table-cell>
          <table:table-cell table:style-name="ce2" office:value-type="float" office:value="10.33333" calcext:value-type="float">
            <text:p>10.33333</text:p>
          </table:table-cell>
          <table:table-cell office:value-type="float" office:value="11.33333" calcext:value-type="float">
            <text:p>11.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08333" calcext:value-type="float">
            <text:p>17.08333</text:p>
          </table:table-cell>
          <table:table-cell office:value-type="float" office:value="11.58333" calcext:value-type="float">
            <text:p>11.58333</text:p>
          </table:table-cell>
          <table:table-cell office:value-type="float" office:value="11.16667" calcext:value-type="float">
            <text:p>11.16667</text:p>
          </table:table-cell>
          <table:table-cell office:value-type="float" office:value="10.5" calcext:value-type="float">
            <text:p>10.5</text:p>
          </table:table-cell>
          <table:table-cell office:value-type="float" office:value="9.75" calcext:value-type="float">
            <text:p>9.75</text:p>
          </table:table-cell>
          <table:table-cell office:value-type="float" office:value="9.083333" calcext:value-type="float">
            <text:p>9.083333</text:p>
          </table:table-cell>
          <table:table-cell office:value-type="float" office:value="10.41667" calcext:value-type="float">
            <text:p>10.41667</text:p>
          </table:table-cell>
          <table:table-cell office:value-type="float" office:value="9.75" calcext:value-type="float">
            <text:p>9.75</text:p>
          </table:table-cell>
          <table:table-cell table:style-name="ce2" office:value-type="float" office:value="8.583333" calcext:value-type="float">
            <text:p>8.583333</text:p>
          </table:table-cell>
          <table:table-cell office:value-type="float" office:value="10.66667" calcext:value-type="float">
            <text:p>10.66667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21.91667" calcext:value-type="float">
            <text:p>21.91667</text:p>
          </table:table-cell>
          <table:table-cell office:value-type="float" office:value="17.08333" calcext:value-type="float">
            <text:p>17.08333</text:p>
          </table:table-cell>
          <table:table-cell office:value-type="float" office:value="15.91667" calcext:value-type="float">
            <text:p>15.91667</text:p>
          </table:table-cell>
          <table:table-cell office:value-type="float" office:value="14.41667" calcext:value-type="float">
            <text:p>14.41667</text:p>
          </table:table-cell>
          <table:table-cell office:value-type="float" office:value="14.83333" calcext:value-type="float">
            <text:p>14.83333</text:p>
          </table:table-cell>
          <table:table-cell office:value-type="float" office:value="13.16667" calcext:value-type="float">
            <text:p>13.16667</text:p>
          </table:table-cell>
          <table:table-cell office:value-type="float" office:value="13.25" calcext:value-type="float">
            <text:p>13.25</text:p>
          </table:table-cell>
          <table:table-cell table:style-name="ce3" office:value-type="float" office:value="12.58333" calcext:value-type="float">
            <text:p>12.58333</text:p>
          </table:table-cell>
          <table:table-cell table:style-name="ce2" office:value-type="float" office:value="12.58333" calcext:value-type="float">
            <text:p>12.58333</text:p>
          </table:table-cell>
          <table:table-cell office:value-type="float" office:value="16.91667" calcext:value-type="float">
            <text:p>16.91667</text:p>
          </table:table-cell>
        </table:table-row>
        <table:table-row table:style-name="ro1">
          <table:table-cell office:value-type="float" office:value="27.33333" calcext:value-type="float">
            <text:p>27.33333</text:p>
          </table:table-cell>
          <table:table-cell office:value-type="float" office:value="26.66667" calcext:value-type="float">
            <text:p>26.66667</text:p>
          </table:table-cell>
          <table:table-cell office:value-type="float" office:value="19.08333" calcext:value-type="float">
            <text:p>19.08333</text:p>
          </table:table-cell>
          <table:table-cell office:value-type="float" office:value="15.83333" calcext:value-type="float">
            <text:p>15.83333</text:p>
          </table:table-cell>
          <table:table-cell office:value-type="float" office:value="15.5" calcext:value-type="float">
            <text:p>15.5</text:p>
          </table:table-cell>
          <table:table-cell office:value-type="float" office:value="15.66667" calcext:value-type="float">
            <text:p>15.66667</text:p>
          </table:table-cell>
          <table:table-cell office:value-type="float" office:value="16.58333" calcext:value-type="float">
            <text:p>16.58333</text:p>
          </table:table-cell>
          <table:table-cell table:style-name="ce2" office:value-type="float" office:value="12.83333" calcext:value-type="float">
            <text:p>12.83333</text:p>
          </table:table-cell>
          <table:table-cell office:value-type="float" office:value="14" calcext:value-type="float">
            <text:p>14</text:p>
          </table:table-cell>
          <table:table-cell office:value-type="float" office:value="14.41667" calcext:value-type="float">
            <text:p>14.416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 office:value-type="string" calcext:value-type="string">
            <text:p>Test</text:p>
          </table:table-cell>
        </table:table-row>
        <table:table-row table:style-name="ro1">
          <table:table-cell office:value-type="float" office:value="15.4235" calcext:value-type="float">
            <text:p>15.4235</text:p>
          </table:table-cell>
          <table:table-cell office:value-type="float" office:value="15.037" calcext:value-type="float">
            <text:p>15.037</text:p>
          </table:table-cell>
          <table:table-cell office:value-type="float" office:value="11.751" calcext:value-type="float">
            <text:p>11.751</text:p>
          </table:table-cell>
          <table:table-cell office:value-type="float" office:value="11.266" calcext:value-type="float">
            <text:p>11.266</text:p>
          </table:table-cell>
          <table:table-cell office:value-type="float" office:value="11.0315" calcext:value-type="float">
            <text:p>11.0315</text:p>
          </table:table-cell>
          <table:table-cell office:value-type="float" office:value="10.701" calcext:value-type="float">
            <text:p>10.701</text:p>
          </table:table-cell>
          <table:table-cell office:value-type="float" office:value="10.531" calcext:value-type="float">
            <text:p>10.531</text:p>
          </table:table-cell>
          <table:table-cell office:value-type="float" office:value="10.6465" calcext:value-type="float">
            <text:p>10.6465</text:p>
          </table:table-cell>
          <table:table-cell office:value-type="float" office:value="10.5795" calcext:value-type="float">
            <text:p>10.5795</text:p>
          </table:table-cell>
          <table:table-cell office:value-type="float" office:value="10.5895" calcext:value-type="float">
            <text:p>10.5895</text:p>
          </table:table-cell>
          <table:table-cell office:value-type="float" office:value="10.646" calcext:value-type="float">
            <text:p>10.646</text:p>
          </table:table-cell>
        </table:table-row>
        <table:table-row table:style-name="ro1">
          <table:table-cell office:value-type="float" office:value="15.6915" calcext:value-type="float">
            <text:p>15.6915</text:p>
          </table:table-cell>
          <table:table-cell office:value-type="float" office:value="15.6785" calcext:value-type="float">
            <text:p>15.6785</text:p>
          </table:table-cell>
          <table:table-cell office:value-type="float" office:value="12.029" calcext:value-type="float">
            <text:p>12.029</text:p>
          </table:table-cell>
          <table:table-cell office:value-type="float" office:value="11.1855" calcext:value-type="float">
            <text:p>11.1855</text:p>
          </table:table-cell>
          <table:table-cell office:value-type="float" office:value="10.863" calcext:value-type="float">
            <text:p>10.863</text:p>
          </table:table-cell>
          <table:table-cell office:value-type="float" office:value="10.4685" calcext:value-type="float">
            <text:p>10.4685</text:p>
          </table:table-cell>
          <table:table-cell office:value-type="float" office:value="10.318" calcext:value-type="float">
            <text:p>10.318</text:p>
          </table:table-cell>
          <table:table-cell office:value-type="float" office:value="10.2765" calcext:value-type="float">
            <text:p>10.2765</text:p>
          </table:table-cell>
          <table:table-cell office:value-type="float" office:value="10.2705" calcext:value-type="float">
            <text:p>10.2705</text:p>
          </table:table-cell>
          <table:table-cell office:value-type="float" office:value="10.429" calcext:value-type="float">
            <text:p>10.429</text:p>
          </table:table-cell>
          <table:table-cell office:value-type="float" office:value="10.389" calcext:value-type="float">
            <text:p>10.389</text:p>
          </table:table-cell>
        </table:table-row>
        <table:table-row table:style-name="ro1">
          <table:table-cell office:value-type="float" office:value="17.819" calcext:value-type="float">
            <text:p>17.819</text:p>
          </table:table-cell>
          <table:table-cell office:value-type="float" office:value="17.92" calcext:value-type="float">
            <text:p>17.92</text:p>
          </table:table-cell>
          <table:table-cell office:value-type="float" office:value="13.256" calcext:value-type="float">
            <text:p>13.256</text:p>
          </table:table-cell>
          <table:table-cell office:value-type="float" office:value="12.1725" calcext:value-type="float">
            <text:p>12.1725</text:p>
          </table:table-cell>
          <table:table-cell office:value-type="float" office:value="11.53" calcext:value-type="float">
            <text:p>11.53</text:p>
          </table:table-cell>
          <table:table-cell office:value-type="float" office:value="11.022" calcext:value-type="float">
            <text:p>11.022</text:p>
          </table:table-cell>
          <table:table-cell office:value-type="float" office:value="10.8445" calcext:value-type="float">
            <text:p>10.8445</text:p>
          </table:table-cell>
          <table:table-cell office:value-type="float" office:value="10.645" calcext:value-type="float">
            <text:p>10.645</text:p>
          </table:table-cell>
          <table:table-cell office:value-type="float" office:value="10.827" calcext:value-type="float">
            <text:p>10.827</text:p>
          </table:table-cell>
          <table:table-cell office:value-type="float" office:value="10.6685" calcext:value-type="float">
            <text:p>10.6685</text:p>
          </table:table-cell>
          <table:table-cell office:value-type="float" office:value="12.7945" calcext:value-type="float">
            <text:p>12.7945</text:p>
          </table:table-cell>
        </table:table-row>
        <table:table-row table:style-name="ro1">
          <table:table-cell office:value-type="float" office:value="21.732" calcext:value-type="float">
            <text:p>21.732</text:p>
          </table:table-cell>
          <table:table-cell office:value-type="float" office:value="22.0185" calcext:value-type="float">
            <text:p>22.0185</text:p>
          </table:table-cell>
          <table:table-cell office:value-type="float" office:value="15.8075" calcext:value-type="float">
            <text:p>15.8075</text:p>
          </table:table-cell>
          <table:table-cell office:value-type="float" office:value="13.9695" calcext:value-type="float">
            <text:p>13.9695</text:p>
          </table:table-cell>
          <table:table-cell office:value-type="float" office:value="12.97" calcext:value-type="float">
            <text:p>12.97</text:p>
          </table:table-cell>
          <table:table-cell office:value-type="float" office:value="12.133" calcext:value-type="float">
            <text:p>12.133</text:p>
          </table:table-cell>
          <table:table-cell office:value-type="float" office:value="11.6995" calcext:value-type="float">
            <text:p>11.6995</text:p>
          </table:table-cell>
          <table:table-cell office:value-type="float" office:value="11.3005" calcext:value-type="float">
            <text:p>11.3005</text:p>
          </table:table-cell>
          <table:table-cell office:value-type="float" office:value="11.755" calcext:value-type="float">
            <text:p>11.755</text:p>
          </table:table-cell>
          <table:table-cell office:value-type="float" office:value="11.694" calcext:value-type="float">
            <text:p>11.694</text:p>
          </table:table-cell>
          <table:table-cell office:value-type="float" office:value="13.9495" calcext:value-type="float">
            <text:p>13.9495</text:p>
          </table:table-cell>
        </table:table-row>
        <table:table-row table:style-name="ro1">
          <table:table-cell office:value-type="float" office:value="25.577" calcext:value-type="float">
            <text:p>25.577</text:p>
          </table:table-cell>
          <table:table-cell office:value-type="float" office:value="25.2695" calcext:value-type="float">
            <text:p>25.2695</text:p>
          </table:table-cell>
          <table:table-cell office:value-type="float" office:value="18.2015" calcext:value-type="float">
            <text:p>18.2015</text:p>
          </table:table-cell>
          <table:table-cell office:value-type="float" office:value="16.217" calcext:value-type="float">
            <text:p>16.217</text:p>
          </table:table-cell>
          <table:table-cell office:value-type="float" office:value="14.896" calcext:value-type="float">
            <text:p>14.896</text:p>
          </table:table-cell>
          <table:table-cell office:value-type="float" office:value="13.403" calcext:value-type="float">
            <text:p>13.403</text:p>
          </table:table-cell>
          <table:table-cell office:value-type="float" office:value="12.6785" calcext:value-type="float">
            <text:p>12.6785</text:p>
          </table:table-cell>
          <table:table-cell office:value-type="float" office:value="12.9825" calcext:value-type="float">
            <text:p>12.9825</text:p>
          </table:table-cell>
          <table:table-cell office:value-type="float" office:value="12.392" calcext:value-type="float">
            <text:p>12.392</text:p>
          </table:table-cell>
          <table:table-cell office:value-type="float" office:value="12.4095" calcext:value-type="float">
            <text:p>12.4095</text:p>
          </table:table-cell>
          <table:table-cell office:value-type="float" office:value="16.713" calcext:value-type="float">
            <text:p>16.713</text:p>
          </table:table-cell>
        </table:table-row>
        <table:table-row table:style-name="ro1">
          <table:table-cell table:number-columns-repeated="11" office:value-type="string" calcext:value-type="string">
            <text:p>Validación</text:p>
          </table:table-cell>
        </table:table-row>
        <table:table-row table:style-name="ro1">
          <table:table-cell table:number-columns-repeated="2" office:value-type="float" office:value="14.25" calcext:value-type="float">
            <text:p>14.25</text:p>
          </table:table-cell>
          <table:table-cell office:value-type="float" office:value="11.5" calcext:value-type="float">
            <text:p>11.5</text:p>
          </table:table-cell>
          <table:table-cell office:value-type="float" office:value="9.916667" calcext:value-type="float">
            <text:p>9.916667</text:p>
          </table:table-cell>
          <table:table-cell office:value-type="float" office:value="9.75" calcext:value-type="float">
            <text:p>9.75</text:p>
          </table:table-cell>
          <table:table-cell office:value-type="float" office:value="9.5" calcext:value-type="float">
            <text:p>9.5</text:p>
          </table:table-cell>
          <table:table-cell table:style-name="ce1" office:value-type="float" office:value="9.25" calcext:value-type="float">
            <text:p>9.25</text:p>
          </table:table-cell>
          <table:table-cell table:style-name="ce3" office:value-type="float" office:value="8.833333" calcext:value-type="float">
            <text:p>8.833333</text:p>
          </table:table-cell>
          <table:table-cell office:value-type="float" office:value="9.833333" calcext:value-type="float">
            <text:p>9.833333</text:p>
          </table:table-cell>
          <table:table-cell office:value-type="float" office:value="10.91667" calcext:value-type="float">
            <text:p>10.91667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5.58333" calcext:value-type="float">
            <text:p>15.58333</text:p>
          </table:table-cell>
          <table:table-cell office:value-type="float" office:value="15.16667" calcext:value-type="float">
            <text:p>15.16667</text:p>
          </table:table-cell>
          <table:table-cell office:value-type="float" office:value="13.5" calcext:value-type="float">
            <text:p>13.5</text:p>
          </table:table-cell>
          <table:table-cell office:value-type="float" office:value="9.916667" calcext:value-type="float">
            <text:p>9.916667</text:p>
          </table:table-cell>
          <table:table-cell office:value-type="float" office:value="11.75" calcext:value-type="float">
            <text:p>11.75</text:p>
          </table:table-cell>
          <table:table-cell office:value-type="float" office:value="10.08333" calcext:value-type="float">
            <text:p>10.08333</text:p>
          </table:table-cell>
          <table:table-cell office:value-type="float" office:value="11.5" calcext:value-type="float">
            <text:p>11.5</text:p>
          </table:table-cell>
          <table:table-cell table:style-name="ce2" office:value-type="float" office:value="9.5" calcext:value-type="float">
            <text:p>9.5</text:p>
          </table:table-cell>
          <table:table-cell office:value-type="float" office:value="11.33333" calcext:value-type="float">
            <text:p>11.33333</text:p>
          </table:table-cell>
          <table:table-cell office:value-type="float" office:value="10.41667" calcext:value-type="float">
            <text:p>10.41667</text:p>
          </table:table-cell>
          <table:table-cell office:value-type="float" office:value="11.33333" calcext:value-type="float">
            <text:p>11.33333</text:p>
          </table:table-cell>
        </table:table-row>
        <table:table-row table:style-name="ro1">
          <table:table-cell office:value-type="float" office:value="18.41667" calcext:value-type="float">
            <text:p>18.41667</text:p>
          </table:table-cell>
          <table:table-cell office:value-type="float" office:value="18.5" calcext:value-type="float">
            <text:p>18.5</text:p>
          </table:table-cell>
          <table:table-cell office:value-type="float" office:value="14.41667" calcext:value-type="float">
            <text:p>14.41667</text:p>
          </table:table-cell>
          <table:table-cell office:value-type="float" office:value="12.25" calcext:value-type="float">
            <text:p>12.25</text:p>
          </table:table-cell>
          <table:table-cell office:value-type="float" office:value="12" calcext:value-type="float">
            <text:p>12</text:p>
          </table:table-cell>
          <table:table-cell office:value-type="float" office:value="11.41667" calcext:value-type="float">
            <text:p>11.41667</text:p>
          </table:table-cell>
          <table:table-cell table:style-name="ce2" office:value-type="float" office:value="10.66667" calcext:value-type="float">
            <text:p>10.66667</text:p>
          </table:table-cell>
          <table:table-cell office:value-type="float" office:value="11.08333" calcext:value-type="float">
            <text:p>11.08333</text:p>
          </table:table-cell>
          <table:table-cell office:value-type="float" office:value="10.75" calcext:value-type="float">
            <text:p>10.75</text:p>
          </table:table-cell>
          <table:table-cell office:value-type="float" office:value="12" calcext:value-type="float">
            <text:p>12</text:p>
          </table:table-cell>
          <table:table-cell office:value-type="float" office:value="14.08333" calcext:value-type="float">
            <text:p>14.08333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20.58333" calcext:value-type="float">
            <text:p>20.58333</text:p>
          </table:table-cell>
          <table:table-cell office:value-type="float" office:value="15.33333" calcext:value-type="float">
            <text:p>15.33333</text:p>
          </table:table-cell>
          <table:table-cell office:value-type="float" office:value="13.83333" calcext:value-type="float">
            <text:p>13.83333</text:p>
          </table:table-cell>
          <table:table-cell office:value-type="float" office:value="13.5" calcext:value-type="float">
            <text:p>13.5</text:p>
          </table:table-cell>
          <table:table-cell office:value-type="float" office:value="12.5" calcext:value-type="float">
            <text:p>12.5</text:p>
          </table:table-cell>
          <table:table-cell office:value-type="float" office:value="13.16667" calcext:value-type="float">
            <text:p>13.16667</text:p>
          </table:table-cell>
          <table:table-cell table:style-name="ce2" office:value-type="float" office:value="10.66667" calcext:value-type="float">
            <text:p>10.66667</text:p>
          </table:table-cell>
          <table:table-cell office:value-type="float" office:value="14.58333" calcext:value-type="float">
            <text:p>14.58333</text:p>
          </table:table-cell>
          <table:table-cell office:value-type="float" office:value="12.41667" calcext:value-type="float">
            <text:p>12.41667</text:p>
          </table:table-cell>
          <table:table-cell office:value-type="float" office:value="13.58333" calcext:value-type="float">
            <text:p>13.58333</text:p>
          </table:table-cell>
        </table:table-row>
        <table:table-row table:style-name="ro1">
          <table:table-cell office:value-type="float" office:value="27.41667" calcext:value-type="float">
            <text:p>27.41667</text:p>
          </table:table-cell>
          <table:table-cell office:value-type="float" office:value="24.66667" calcext:value-type="float">
            <text:p>24.66667</text:p>
          </table:table-cell>
          <table:table-cell office:value-type="float" office:value="16.33333" calcext:value-type="float">
            <text:p>16.33333</text:p>
          </table:table-cell>
          <table:table-cell office:value-type="float" office:value="16.08333" calcext:value-type="float">
            <text:p>16.08333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3.33333" calcext:value-type="float">
            <text:p>13.33333</text:p>
          </table:table-cell>
          <table:table-cell office:value-type="float" office:value="13.5" calcext:value-type="float">
            <text:p>13.5</text:p>
          </table:table-cell>
          <table:table-cell office:value-type="float" office:value="13.66667" calcext:value-type="float">
            <text:p>13.66667</text:p>
          </table:table-cell>
          <table:table-cell table:style-name="ce3" office:value-type="float" office:value="12.66667" calcext:value-type="float">
            <text:p>12.66667</text:p>
          </table:table-cell>
          <table:table-cell office:value-type="float" office:value="13.83333" calcext:value-type="float">
            <text:p>13.83333</text:p>
          </table:table-cell>
          <table:table-cell office:value-type="float" office:value="19.66667" calcext:value-type="float">
            <text:p>19.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22:38:32.352491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7:00:38.461542538</meta:creation-date>
    <dc:date>2017-06-16T23:41:17.314967271</dc:date>
    <meta:editing-duration>PT2H31M4S</meta:editing-duration>
    <meta:editing-cycles>11</meta:editing-cycles>
    <meta:generator>LibreOffice/5.1.6.2$Linux_X86_64 LibreOffice_project/10m0$Build-2</meta:generator>
    <meta:document-statistic meta:table-count="2" meta:cell-count="3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761cm" svg:height="11.678cm" xlink:href=".." xlink:type="simple" chart:class="chart:scatter" chart:style-name="ch1">
        <chart:legend chart:legend-position="end" svg:x="17.142cm" svg:y="3.299cm" style:legend-expansion="high" chart:style-name="ch2"/>
        <chart:plot-area chart:style-name="ch3" table:cell-range-address="Sheet1.A4:Sheet1.K9" chart:data-source-has-labels="row" svg:x="1.426cm" svg:y="0.233cm" svg:width="15.301cm" svg:height="10.231cm">
          <chartooo:coordinate-region svg:x="2.047cm" svg:y="0.432cm" svg:width="14.493cm" svg:height="9.385cm"/>
          <chart:axis chart:dimension="x" chart:name="primary-x" chart:style-name="ch4">
            <chart:title svg:x="8.066cm" svg:y="10.697cm" chart:style-name="ch5">
              <text:p>Dimensiones</text:p>
            </chart:title>
          </chart:axis>
          <chart:axis chart:dimension="y" chart:name="primary-y" chart:style-name="ch6">
            <chart:title svg:x="0.451cm" svg:y="6.569cm" chart:style-name="ch7">
              <text:p>Error porenctual</text:p>
            </chart:title>
            <chart:grid chart:style-name="ch8" chart:class="major"/>
          </chart:axis>
          <chart:series chart:style-name="ch9" chart:values-cell-range-address="Sheet1.B5:Sheet1.B9" chart:label-cell-address="Sheet1.B4:Sheet1.B4" chart:class="chart:scatter">
            <chart:domain table:cell-range-address="Sheet1.A5:Sheet1.A9"/>
            <chart:data-point chart:repeated="5"/>
          </chart:series>
          <chart:series chart:style-name="ch10" chart:values-cell-range-address="Sheet1.C5:Sheet1.C9" chart:label-cell-address="Sheet1.C4:Sheet1.C4" chart:class="chart:scatter">
            <chart:data-point chart:repeated="5"/>
          </chart:series>
          <chart:series chart:style-name="ch11" chart:values-cell-range-address="Sheet1.D5:Sheet1.D9" chart:label-cell-address="Sheet1.D4:Sheet1.D4" chart:class="chart:scatter">
            <chart:data-point chart:repeated="5"/>
          </chart:series>
          <chart:series chart:style-name="ch12" chart:values-cell-range-address="Sheet1.E5:Sheet1.E9" chart:label-cell-address="Sheet1.E4:Sheet1.E4" chart:class="chart:scatter">
            <chart:data-point chart:repeated="5"/>
          </chart:series>
          <chart:series chart:style-name="ch13" chart:values-cell-range-address="Sheet1.F5:Sheet1.F9" chart:label-cell-address="Sheet1.F4:Sheet1.F4" chart:class="chart:scatter">
            <chart:data-point chart:repeated="5"/>
          </chart:series>
          <chart:series chart:style-name="ch14" chart:values-cell-range-address="Sheet1.G5:Sheet1.G9" chart:label-cell-address="Sheet1.G4:Sheet1.G4" chart:class="chart:scatter">
            <chart:data-point chart:repeated="5"/>
          </chart:series>
          <chart:series chart:style-name="ch15" chart:values-cell-range-address="Sheet1.H5:Sheet1.H9" chart:label-cell-address="Sheet1.H4:Sheet1.H4" chart:class="chart:scatter">
            <chart:data-point chart:repeated="5"/>
          </chart:series>
          <chart:series chart:style-name="ch16" chart:values-cell-range-address="Sheet1.I5:Sheet1.I9" chart:label-cell-address="Sheet1.I4:Sheet1.I4" chart:class="chart:scatter">
            <chart:data-point chart:repeated="5"/>
          </chart:series>
          <chart:series chart:style-name="ch17" chart:values-cell-range-address="Sheet1.J5:Sheet1.J9" chart:label-cell-address="Sheet1.J4:Sheet1.J4" chart:class="chart:scatter">
            <chart:data-point chart:repeated="5"/>
          </chart:series>
          <chart:series chart:style-name="ch18" chart:values-cell-range-address="Sheet1.K5:Sheet1.K9" chart:label-cell-address="Sheet1.K4:Sheet1.K4" chart:class="chart:scatte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4.5 Diagonal</text:p>
                <draw:g>
                  <svg:desc>Sheet1.B4:Sheet1.B4</svg:desc>
                </draw:g>
              </table:table-cell>
              <table:table-cell office:value-type="string">
                <text:p>C4.5 Paralelo</text:p>
                <draw:g>
                  <svg:desc>Sheet1.C4:Sheet1.C4</svg:desc>
                </draw:g>
              </table:table-cell>
              <table:table-cell office:value-type="string">
                <text:p>ANN Diagonal</text:p>
                <draw:g>
                  <svg:desc>Sheet1.D4:Sheet1.D4</svg:desc>
                </draw:g>
              </table:table-cell>
              <table:table-cell office:value-type="string">
                <text:p>ANN Paralelo</text:p>
                <draw:g>
                  <svg:desc>Sheet1.E4:Sheet1.E4</svg:desc>
                </draw:g>
              </table:table-cell>
              <table:table-cell office:value-type="string">
                <text:p>NB Diagonal</text:p>
                <draw:g>
                  <svg:desc>Sheet1.F4:Sheet1.F4</svg:desc>
                </draw:g>
              </table:table-cell>
              <table:table-cell office:value-type="string">
                <text:p>NB Paralelo</text:p>
                <draw:g>
                  <svg:desc>Sheet1.G4:Sheet1.G4</svg:desc>
                </draw:g>
              </table:table-cell>
              <table:table-cell office:value-type="string">
                <text:p>1NN Diagonal</text:p>
                <draw:g>
                  <svg:desc>Sheet1.H4:Sheet1.H4</svg:desc>
                </draw:g>
              </table:table-cell>
              <table:table-cell office:value-type="string">
                <text:p>1NN Paralelo</text:p>
                <draw:g>
                  <svg:desc>Sheet1.I4:Sheet1.I4</svg:desc>
                </draw:g>
              </table:table-cell>
              <table:table-cell office:value-type="string">
                <text:p>80NN Diagonal</text:p>
                <draw:g>
                  <svg:desc>Sheet1.J4:Sheet1.J4</svg:desc>
                </draw:g>
              </table:table-cell>
              <table:table-cell office:value-type="string">
                <text:p>80NN Paralelo</text:p>
                <draw:g>
                  <svg:desc>Sheet1.K4:Sheet1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5:Sheet1.A9</svg:desc>
                </draw:g>
              </table:table-cell>
              <table:table-cell office:value-type="float" office:value="13.295">
                <text:p>13.295</text:p>
                <draw:g>
                  <svg:desc>Sheet1.B5:Sheet1.B9</svg:desc>
                </draw:g>
              </table:table-cell>
              <table:table-cell office:value-type="float" office:value="10.83">
                <text:p>10.83</text:p>
                <draw:g>
                  <svg:desc>Sheet1.C5:Sheet1.C9</svg:desc>
                </draw:g>
              </table:table-cell>
              <table:table-cell office:value-type="float" office:value="10.969">
                <text:p>10.969</text:p>
                <draw:g>
                  <svg:desc>Sheet1.D5:Sheet1.D9</svg:desc>
                </draw:g>
              </table:table-cell>
              <table:table-cell office:value-type="float" office:value="10.5505">
                <text:p>10.5505</text:p>
                <draw:g>
                  <svg:desc>Sheet1.E5:Sheet1.E9</svg:desc>
                </draw:g>
              </table:table-cell>
              <table:table-cell office:value-type="float" office:value="10.4935">
                <text:p>10.4935</text:p>
                <draw:g>
                  <svg:desc>Sheet1.F5:Sheet1.F9</svg:desc>
                </draw:g>
              </table:table-cell>
              <table:table-cell office:value-type="float" office:value="10.43">
                <text:p>10.43</text:p>
                <draw:g>
                  <svg:desc>Sheet1.G5:Sheet1.G9</svg:desc>
                </draw:g>
              </table:table-cell>
              <table:table-cell office:value-type="float" office:value="15.724">
                <text:p>15.724</text:p>
                <draw:g>
                  <svg:desc>Sheet1.H5:Sheet1.H9</svg:desc>
                </draw:g>
              </table:table-cell>
              <table:table-cell office:value-type="float" office:value="15.4235">
                <text:p>15.4235</text:p>
                <draw:g>
                  <svg:desc>Sheet1.I5:Sheet1.I9</svg:desc>
                </draw:g>
              </table:table-cell>
              <table:table-cell office:value-type="float" office:value="10.473">
                <text:p>10.473</text:p>
                <draw:g>
                  <svg:desc>Sheet1.J5:Sheet1.J9</svg:desc>
                </draw:g>
              </table:table-cell>
              <table:table-cell office:value-type="float" office:value="10.6465">
                <text:p>10.6465</text:p>
                <draw:g>
                  <svg:desc>Sheet1.K5:Sheet1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045">
                <text:p>17.045</text:p>
              </table:table-cell>
              <table:table-cell office:value-type="float" office:value="10.775">
                <text:p>10.775</text:p>
              </table:table-cell>
              <table:table-cell office:value-type="float" office:value="11.2985">
                <text:p>11.2985</text:p>
              </table:table-cell>
              <table:table-cell office:value-type="float" office:value="10.2325">
                <text:p>10.2325</text:p>
              </table:table-cell>
              <table:table-cell office:value-type="float" office:value="10.45684">
                <text:p>10.45684</text:p>
              </table:table-cell>
              <table:table-cell office:value-type="float" office:value="10.047">
                <text:p>10.047</text:p>
              </table:table-cell>
              <table:table-cell office:value-type="float" office:value="16.2645">
                <text:p>16.2645</text:p>
              </table:table-cell>
              <table:table-cell office:value-type="float" office:value="15.6915">
                <text:p>15.6915</text:p>
              </table:table-cell>
              <table:table-cell office:value-type="float" office:value="10.6245">
                <text:p>10.6245</text:p>
              </table:table-cell>
              <table:table-cell office:value-type="float" office:value="10.2765">
                <text:p>10.2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2.345">
                <text:p>22.345</text:p>
              </table:table-cell>
              <table:table-cell office:value-type="float" office:value="11.515">
                <text:p>11.515</text:p>
              </table:table-cell>
              <table:table-cell office:value-type="float" office:value="11.1715">
                <text:p>11.1715</text:p>
              </table:table-cell>
              <table:table-cell office:value-type="float" office:value="10.9635">
                <text:p>10.9635</text:p>
              </table:table-cell>
              <table:table-cell office:value-type="float" office:value="9.851579">
                <text:p>9.851579</text:p>
              </table:table-cell>
              <table:table-cell office:value-type="float" office:value="10.3875">
                <text:p>10.3875</text:p>
              </table:table-cell>
              <table:table-cell office:value-type="float" office:value="16.9635">
                <text:p>16.9635</text:p>
              </table:table-cell>
              <table:table-cell office:value-type="float" office:value="17.819">
                <text:p>17.819</text:p>
              </table:table-cell>
              <table:table-cell office:value-type="float" office:value="10.26">
                <text:p>10.26</text:p>
              </table:table-cell>
              <table:table-cell office:value-type="float" office:value="10.645">
                <text:p>10.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8.535">
                <text:p>28.535</text:p>
              </table:table-cell>
              <table:table-cell office:value-type="float" office:value="13.345">
                <text:p>13.345</text:p>
              </table:table-cell>
              <table:table-cell office:value-type="float" office:value="16.7345">
                <text:p>16.7345</text:p>
              </table:table-cell>
              <table:table-cell office:value-type="float" office:value="12.035">
                <text:p>12.035</text:p>
              </table:table-cell>
              <table:table-cell office:value-type="float" office:value="11.10526">
                <text:p>11.10526</text:p>
              </table:table-cell>
              <table:table-cell office:value-type="float" office:value="11.0245">
                <text:p>11.0245</text:p>
              </table:table-cell>
              <table:table-cell office:value-type="float" office:value="22.134">
                <text:p>22.134</text:p>
              </table:table-cell>
              <table:table-cell office:value-type="float" office:value="21.732">
                <text:p>21.732</text:p>
              </table:table-cell>
              <table:table-cell office:value-type="float" office:value="12.032">
                <text:p>12.032</text:p>
              </table:table-cell>
              <table:table-cell office:value-type="float" office:value="11.3005">
                <text:p>11.3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34.275">
                <text:p>34.275</text:p>
              </table:table-cell>
              <table:table-cell office:value-type="float" office:value="14.045">
                <text:p>14.045</text:p>
              </table:table-cell>
              <table:table-cell office:value-type="float" office:value="17.412">
                <text:p>17.412</text:p>
              </table:table-cell>
              <table:table-cell office:value-type="float" office:value="14.339">
                <text:p>14.339</text:p>
              </table:table-cell>
              <table:table-cell office:value-type="float" office:value="11.74">
                <text:p>11.74</text:p>
              </table:table-cell>
              <table:table-cell office:value-type="float" office:value="11.2915">
                <text:p>11.2915</text:p>
              </table:table-cell>
              <table:table-cell office:value-type="float" office:value="26.7135">
                <text:p>26.7135</text:p>
              </table:table-cell>
              <table:table-cell office:value-type="float" office:value="25.577">
                <text:p>25.577</text:p>
              </table:table-cell>
              <table:table-cell office:value-type="float" office:value="13.158">
                <text:p>13.158</text:p>
              </table:table-cell>
              <table:table-cell office:value-type="float" office:value="12.9825">
                <text:p>12.9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